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1DA00002181000003AAFF61A07A.svm"/>
  <manifest:file-entry manifest:media-type="" manifest:full-path="Pictures/200001120000114A000003411688E913.svm"/>
  <manifest:file-entry manifest:media-type="" manifest:full-path="Pictures/2000015200001C6E000003701BCCF0F3.svm"/>
  <manifest:file-entry manifest:media-type="" manifest:full-path="Pictures/200000D2000017C700000186FE670E7A.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size="15pt" style:font-size-asian="15pt" style:font-size-complex="15pt"/>
    </style:style>
    <style:style style:name="P4" style:family="paragraph" style:parent-style-name="Standard">
      <style:paragraph-properties fo:text-align="center" style:justify-single-word="false" style:vertical-align="middle"/>
      <style:text-properties fo:font-size="15pt" style:font-size-asian="15pt" style:font-size-complex="15pt"/>
    </style:style>
    <style:style style:name="P5" style:family="paragraph" style:parent-style-name="Standard">
      <style:paragraph-properties fo:text-align="center" style:justify-single-word="false" style:vertical-align="middle"/>
      <style:text-properties fo:font-size="12p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8" style:family="paragraph" style:parent-style-name="Standard">
      <style:paragraph-properties fo:text-align="center" style:justify-single-word="false" style:vertical-align="middle"/>
      <style:text-properties fo:font-size="12pt" fo:font-style="normal" style:font-size-asian="12pt" style:font-style-asian="normal" style:font-size-complex="12pt" style:font-style-complex="normal"/>
    </style:style>
    <style:style style:name="P9" style:family="paragraph" style:parent-style-name="Standard">
      <style:paragraph-properties fo:text-align="justify" style:justify-single-word="false"/>
      <style:text-properties fo:font-size="12pt" style:font-name-asian="Liberation Serif2" style:font-size-asian="12pt" style:font-name-complex="Liberation Serif2" style:font-size-complex="12pt"/>
    </style:style>
    <style:style style:name="P10" style:family="paragraph" style:parent-style-name="Bibliography_20_1">
      <style:paragraph-properties>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center" style:justify-single-word="false" style:vertical-align="middle"/>
      <style:text-properties fo:font-size="12pt" style:font-size-asian="12pt" style:font-size-complex="12pt"/>
    </style:style>
    <style:style style:name="P14"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5pt" style:font-size-asian="15pt" style:font-size-complex="15pt"/>
    </style:style>
    <style:style style:name="T2" style:family="text">
      <style:text-properties fo:font-size="15pt" style:font-name-asian="Liberation Serif2" style:font-size-asian="15pt" style:font-name-complex="Liberation Serif2" style:font-size-complex="15pt"/>
    </style:style>
    <style:style style:name="T3" style:family="text">
      <style:text-properties style:text-position="sub 58%" fo:font-style="italic" style:font-style-asian="italic" style:font-style-complex="italic"/>
    </style:style>
    <style:style style:name="T4" style:family="text">
      <style:text-properties style:text-position="sub 58%" fo:font-style="italic" style:text-underline-style="none" style:font-style-asian="italic" style:font-style-complex="italic"/>
    </style:style>
    <style:style style:name="T5" style:family="text">
      <style:text-properties style:text-position="sub 58%" fo:font-style="italic" fo:font-weight="bold" style:font-style-asian="italic" style:font-weight-asian="bold" style:font-style-complex="italic" style:font-weight-complex="bold"/>
    </style:style>
    <style:style style:name="T6" style:family="text">
      <style:text-properties style:text-position="sub 58%" style:font-name="Liberation Serif1"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style:font-name-asian="Liberation Serif2" style:font-style-asian="italic" style:font-name-complex="Liberation Serif2"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style:font-name="Liberation Serif1"/>
    </style:style>
    <style:style style:name="T12" style:family="text">
      <style:text-properties style:font-name="Liberation Serif1" fo:font-style="italic" style:font-style-asian="italic" style:font-style-complex="italic"/>
    </style:style>
    <style:style style:name="T13" style:family="text">
      <style:text-properties style:font-name="Liberation Serif1" fo:font-style="normal" style:font-style-asian="normal" style:font-style-complex="normal"/>
    </style:style>
    <style:style style:name="T14" style:family="text">
      <style:text-properties style:font-name="Liberation Serif"/>
    </style:style>
    <style:style style:name="T15" style:family="text">
      <style:text-properties style:font-name-asian="Liberation Serif2" style:font-name-complex="Liberation Serif2"/>
    </style:style>
    <style:style style:name="T16" style:family="text">
      <style:text-properties fo:font-style="normal" style:font-style-asian="normal" style:font-style-complex="normal"/>
    </style:style>
    <style:style style:name="T17" style:family="text">
      <style:text-properties fo:font-style="normal" style:font-name-asian="Liberation Serif2" style:font-style-asian="normal" style:font-name-complex="Liberation Serif2"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text-position="super 58%" fo:font-style="italic" style:font-style-asian="italic" style:font-style-complex="italic"/>
    </style:style>
    <style:style style:name="T20" style:family="text">
      <style:text-properties style:text-position="super 58%" style:font-name="Liberation Serif1" fo:font-style="italic" style:font-style-asian="italic" style:font-style-complex="italic"/>
    </style:style>
    <style:style style:name="T2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fo:margin-top="0in" fo:margin-bottom="0in" style:vertical-pos="from-top" style:horizontal-pos="center" style:horizontal-rel="paragraph" style:mirror="none" fo:clip="rect(-0.0193in, -0.0193in, -0.0193in, -0.0193in)" draw:luminance="0%" draw:contrast="0%" draw:red="0%" draw:green="0%" draw:blue="0%" draw:gamma="100%" draw:color-inversion="false" draw:image-opacity="100%" draw:color-mode="standard" TexMathsArgs="12§display§\begin{array}{c}&#10;1 - (1-P_c)^t \geq \alpha\\&#10;\Rightarrow t_{min} = \lceil log_{(1-P_c)}(1 - \alpha) \rceil.&#10;\end{array}"/>
    </style:style>
    <style:style style:name="fr2" style:family="graphic" style:parent-style-name="Graphics">
      <style:graphic-properties fo:margin-top="0in" fo:margin-bottom="0in" style:vertical-pos="from-top" style:horizontal-pos="center" style:horizontal-rel="paragraph" style:mirror="none" fo:clip="rect(-0.022in, -0.022in, -0.022in, -0.022in)" draw:luminance="0%" draw:contrast="0%" draw:red="0%" draw:green="0%" draw:blue="0%" draw:gamma="100%" draw:color-inversion="false" draw:image-opacity="100%" draw:color-mode="standard" TexMathsArgs="12§display§\begin{array}{ll}&#10;P_c = P(X \geq 3|B, \frac{1}{k}) &amp; = 1 - P(X &lt; 3|B, \frac{1}{k}) \\&#10;&amp; = 1 - \sum^{2}_{i=0} {B \choose i}\left(\frac{1}{k}\right)^i\left(1-\frac{1}{k}\right)^{B-i},&#10;\end{array}&#10;&#10;"/>
    </style:style>
    <style:style style:name="fr3" style:family="graphic" style:parent-style-name="Graphics">
      <style:graphic-properties fo:margin-top="0in" fo:margin-bottom="0in" style:vertical-pos="from-top" style:horizontal-pos="center" style:horizontal-rel="paragraph" style:mirror="none" fo:clip="rect(-0.0091in, -0.0091in, -0.0091in, -0.0091in)" draw:luminance="0%" draw:contrast="0%" draw:red="0%" draw:green="0%" draw:blue="0%" draw:gamma="100%" draw:color-inversion="false" draw:image-opacity="100%" draw:color-mode="standard" TexMathsArgs="12§display§\alpha = 1 - P(X = 0|t, P_c) = 1 - (1-P_c)^t,"/>
    </style:style>
    <style:style style:name="fr4" style:family="graphic" style:parent-style-name="Graphics">
      <style:graphic-properties fo:margin-top="0in" fo:margin-bottom="0in" style:vertical-pos="from-top" style:horizontal-pos="center" style:horizontal-rel="paragraph" style:mirror="none" fo:clip="rect(-0.0209in, -0.0209in, -0.0209in, -0.0209in)" draw:luminance="0%" draw:contrast="0%" draw:red="0%" draw:green="0%" draw:blue="0%" draw:gamma="100%" draw:color-inversion="false" draw:image-opacity="100%" draw:color-mode="standard" TexMathsArgs="12§display§LD(SNP_A, SNP_B) = \frac{P_{ab} - P_aP_b}{\sqrt{P_a(1-P_a)P_b(1-P_b)}}, "/>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inding</text:span><text:span text:style-name="T2"> Higher Order </text:span><text:span text:style-name="T1">Combinations</text:span><text:span text:style-name="T2"> </text:span><text:span text:style-name="T1">of</text:span><text:span text:style-name="T2"> </text:span><text:span text:style-name="T1">SNPs</text:span><text:span text:style-name="T2"> </text:span><text:span text:style-name="T1">that</text:span><text:span text:style-name="T2"> </text:span><text:span text:style-name="T1">are</text:span><text:span text:style-name="T2"> </text:span><text:span text:style-name="T1">Associated</text:span><text:span text:style-name="T2"> </text:span><text:span text:style-name="T1">with</text:span><text:span text:style-name="T2"> </text:span><text:span text:style-name="T1">Complex</text:span><text:span text:style-name="T2"> </text:span><text:span text:style-name="T1">Diseases</text:span></text:p>
      <text:p text:style-name="P3"/>
      <text:p text:style-name="P6">Abstract</text:p>
      <text:p text:style-name="P6"/>
      <text:p text:style-name="P6">Introduction</text:p>
      <text:p text:style-name="P6"/>
      <text:p text:style-name="P6"/>
      <text:p text:style-name="P6"/>
      <text:p text:style-name="P6"/>
      <text:p text:style-name="P14">Methods</text:p>
      <text:p text:style-name="P6"/>
      <text:p text:style-name="P6"><text:tab/>In the following section I will formulate the problem of finding higher order combinations of SNPs that are associated with complex diseases in strict mathematical terms and propose a solution. The solution rests upon the basic idea that the presence of a complex disease may be explained by an overrepresentation of a subset of genotyped SNPs in the group of affected individuals compared to the group of controls. The following paragraphs will provide a way to find efficiently those subgroups in very large data sets.</text:p>
      <text:p text:style-name="P6"/>
      <text:p text:style-name="P6"><text:tab/>Suppose<text:span text:style-name="T15"> that </text:span>we<text:span text:style-name="T15"> </text:span>have<text:span text:style-name="T15"> </text:span>a<text:span text:style-name="T15"> group </text:span>of<text:span text:style-name="T15"> </text:span><text:span text:style-name="T7">n</text:span><text:span text:style-name="T15"> </text:span>affected<text:span text:style-name="T15"> </text:span>individuals,<text:span text:style-name="T15"> </text:span><text:span text:style-name="T7">n</text:span><text:span text:style-name="T15"> </text:span>control<text:span text:style-name="T15"> </text:span>individuals,<text:span text:style-name="T15"> </text:span>and that both groups were genotyped for<text:span text:style-name="T15"> </text:span><text:span text:style-name="T7">m</text:span><text:span text:style-name="T15"> </text:span>SNPs.<text:span text:style-name="T15"> </text:span>We<text:span text:style-name="T15"> </text:span>construct<text:span text:style-name="T15"> </text:span>an<text:span text:style-name="T15"> </text:span><text:span text:style-name="T9">m </text:span><text:span text:style-name="T17">by</text:span><text:span text:style-name="T9"> n</text:span><text:span text:style-name="T15"> </text:span>binary<text:span text:style-name="T15"> </text:span>matrix<text:span text:style-name="T15"> </text:span><text:span text:style-name="T7">M</text:span>,<text:span text:style-name="T15"> </text:span>where<text:span text:style-name="T15"> </text:span>rows<text:span text:style-name="T15"> </text:span>correspond<text:span text:style-name="T15"> to SNPs and columns correspond to affected individuals. E</text:span>ach<text:span text:style-name="T15"> </text:span>cell<text:span text:style-name="T15"> </text:span><text:span text:style-name="T7">M[i,j]</text:span><text:span text:style-name="T15"> </text:span>is<text:span text:style-name="T15"> </text:span>set<text:span text:style-name="T15"> </text:span>to<text:span text:style-name="T15"> </text:span><text:span text:style-name="T7">1</text:span><text:span text:style-name="T15"> </text:span>if<text:span text:style-name="T15"> </text:span>individual<text:span text:style-name="T15"> </text:span><text:span text:style-name="T7">j</text:span><text:span text:style-name="T15"> </text:span>has<text:span text:style-name="T15"> </text:span>SNP<text:span text:style-name="T15"> </text:span><text:span text:style-name="T7">i</text:span><text:span text:style-name="T15"> </text:span>and<text:span text:style-name="T15"> </text:span>0,<text:span text:style-name="T15"> </text:span>otherwise.<text:span text:style-name="T15"> </text:span>For<text:span text:style-name="T15"> </text:span>the<text:span text:style-name="T15"> </text:span>sake<text:span text:style-name="T15"> </text:span>of<text:span text:style-name="T15"> </text:span>simplicity<text:span text:style-name="T15"> </text:span>we<text:span text:style-name="T15"> </text:span>will<text:span text:style-name="T15"> consider only homozygous </text:span>SNPs<text:span text:style-name="T15"> </text:span>(i.e.<text:span text:style-name="T15"> </text:span>we<text:span text:style-name="T15"> </text:span>will<text:span text:style-name="T15"> </text:span>say<text:span text:style-name="T15"> </text:span>that<text:span text:style-name="T15"> </text:span>an<text:span text:style-name="T15"> </text:span>individual<text:span text:style-name="T15"> </text:span>has<text:span text:style-name="T15"> </text:span>a<text:span text:style-name="T15"> </text:span>particular<text:span text:style-name="T15"> </text:span>SNP<text:span text:style-name="T15"> </text:span>if<text:span text:style-name="T15"> </text:span>that<text:span text:style-name="T15"> </text:span>SNP's<text:span text:style-name="T15"> </text:span>minor<text:span text:style-name="T15"> </text:span>allele<text:span text:style-name="T15"> </text:span>is<text:span text:style-name="T15"> </text:span>observed<text:span text:style-name="T15"> </text:span>on<text:span text:style-name="T15"> both </text:span>of<text:span text:style-name="T15"> </text:span>his<text:span text:style-name="T15"> </text:span>or<text:span text:style-name="T15"> </text:span>her<text:span text:style-name="T15"> </text:span>chromosomes).<text:span text:style-name="T15"> Our ultimate goal will be to discover statistically significant </text:span><text:span text:style-name="T9">biclusters</text:span><text:span text:style-name="T15"> in the matrix </text:span><text:span text:style-name="T9">M</text:span><text:span text:style-name="T15">. Biclusters are defined as subsets of rows and columns that after proper reordering form a homogenous submatrix (i.e. all cells in the block are equal to 1). Each bicluster represents a subgroup of affected individuals who all have a subset of the genotyped SNPs. </text:span></text:p>
      <text:p text:style-name="P9"/>
      <text:p text:style-name="P9"><text:tab/>Current biclustering algorithms suffer from several limitations. First, they work well only if the input matrix is sparse. Conversely, if the input matrix is dense they tend to either consume unacceptable amounts of computational time or produce vastly inaccurate results. Second, they are not suited for analysis of very large data sets. Most of the methods were developed for the purpose of gene expression profiling, where dimensions are in the order of several thousand conditions by 20-30 thousand genes. In contrast, the problem of biclustering SNPs requires algorithms that can handle matrices as large as several thousand individuals by several hundred of thousands of SNPs. Thus, the second dimension of the input matrix represents a major obstacle for them. Furthermore, SNPs that are in linkage disequilibrium will be a significant source of false positive findings. Each of those problems will be addressed separately.</text:p>
      <text:p text:style-name="P9"/>
      <text:p text:style-name="P6"><text:span text:style-name="T15"><text:tab/>Dense binary matrices are hard to deal with. They tend to produce large biclusters, just because SNPs that have higher minor allele frequencies have also higher probabilities to overlap with respect to their carriers. One way to resolve this problem is to restrict the algorithms to search only for bicluster that have a large number of individuals. However this may limit their statistical power to recover true </text:span><text:soft-page-break/><text:span text:style-name="T15">combinations. We will discuss these issues in detail in the Discussion section. </text:span></text:p>
      <text:p text:style-name="P9"><text:tab/></text:p>
      <text:p text:style-name="P6"><text:span text:style-name="T15"><text:tab/>On the other hand, the problem that arises from the very large size of the input matrix is solvable by utilizing a preprocessing procedure that seeks to reduce the search space. It divides the input into a fixed amount of chunks and iterates over them by gradually enhancing the real signal. To the best of my knowledge, it has not been applied before to the problem of biclustering. </text:span>Since the first dimension of the input matrix (the number of affected individuals) does not pose a problem by itself, we need to reduce only the number of SNPs that are analyzed at a time. For this purpose, the orignal matrix <text:span text:style-name="T7">M</text:span> is divided into <text:span text:style-name="T7">k</text:span> submatrices of size <text:span text:style-name="T7">n X l</text:span>, where <text:span text:style-name="T7">l = m/k</text:span>. We will denote the <text:span text:style-name="T7">i</text:span><text:span text:style-name="T16">th submatrix by </text:span><text:span text:style-name="T7">S</text:span><text:span text:style-name="T3">i</text:span><text:span text:style-name="T7">. </text:span><text:span text:style-name="T16">Initially all submatrices are of equal size and t</text:span>he last submatrix, <text:span text:style-name="T7">S</text:span><text:span text:style-name="T5">k</text:span>, may be smaller than the rest if <text:span text:style-name="T7">m</text:span> is not an exact multiple of <text:span text:style-name="T7">k</text:span>.<text:span text:style-name="T10"> </text:span><text:span text:style-name="T18">The parameter</text:span><text:span text:style-name="T16"> </text:span><text:span text:style-name="T7">l</text:span><text:span text:style-name="T16"> should be chosen to be small enough so that a worst-case </text:span><text:span text:style-name="T7">O(l</text:span><text:span text:style-name="T19">3</text:span><text:span text:style-name="T7">) </text:span><text:span text:style-name="T16">algorithm is able to process </text:span><text:span text:style-name="T7">S</text:span><text:span text:style-name="T3">i</text:span><text:span text:style-name="T16"> and large enough so that the probability that </text:span><text:span text:style-name="T7">S</text:span><text:span text:style-name="T3">i</text:span><text:span text:style-name="T16"> contains a detectable fraction of the original signal remains high. We will discuss later in this section how to pick an optimal value for </text:span><text:span text:style-name="T7">k</text:span><text:span text:style-name="T16">. During the preprocessing each submatrix is scanned for triplets of SNPs that share a predefined minimum number of carriers, </text:span><text:span text:style-name="T12">μ. </text:span><text:span text:style-name="T13">Converting the rows of each submatrix to arrays of integers where bits are set to 1 if an individual has the SNP and 0, otherwise, enables performing such calculations rapidly on current hardware. To determine all shared carriers between two SNPs we just need to count the number of set bits in a bitwise AND on their bit-encoded vectors. Furthermore, the algorithm scans first for pairs of SNPs that share at least </text:span><text:span text:style-name="T12">μ </text:span><text:span text:style-name="T13">carriers. Then all pairs are compared against each other and those that share at least </text:span><text:span text:style-name="T12">μ </text:span><text:span text:style-name="T13">carriers are kept. In theory, the worst-case for this procedure is </text:span><text:span text:style-name="T12">O(l</text:span><text:span text:style-name="T20">4</text:span><text:span text:style-name="T12">), </text:span><text:span text:style-name="T13">but in practice it was observed that it behaves much more like a quadratic algorithm</text:span><text:span text:style-name="T12">, </text:span><text:span text:style-name="T13">because the actual number of SNP pairs that share at least </text:span><text:span text:style-name="T12">μ </text:span><text:span text:style-name="T13">carriers is much lower than </text:span><text:span text:style-name="T12">l. </text:span><text:span text:style-name="T13">To prevent the </text:span><text:span text:style-name="T12">O(l</text:span><text:span text:style-name="T20">4</text:span><text:span text:style-name="T12">) </text:span><text:span text:style-name="T13">worst-case from happening, the algorithm observes the number of pairs found after each iteration, and if it increases above a fraction of </text:span><text:span text:style-name="T12">l</text:span><text:span text:style-name="T13">, it resorts to the brute-force </text:span><text:span text:style-name="T12">O(l</text:span><text:span text:style-name="T20">3</text:span><text:span text:style-name="T12">)</text:span><text:span text:style-name="T13"> solution. Finally, after all triplets that pass the check are determined they are appended to the next submatrix, </text:span><text:span text:style-name="T12">S</text:span><text:span text:style-name="T6">i+1</text:span><text:span text:style-name="T13">, and the whole procedure is repeated. This last step is essential to increase the chance of finding all SNPs that belong to a bicluster after all submatrices are scanned. It enhances gradually the real signal after each iteration. In fact, once a triplet that belongs to that bicluster is found all the rest of its SNPs that are scattered across subsequent submatrices will be collected even if those submatrices contain two or less SNPs from the bicluster (i.e. do </text:span><text:span text:style-name="T16">not pass the minimum carrier triplet check).</text:span></text:p>
      <text:p text:style-name="P7"/>
      <text:p text:style-name="P6"><text:span text:style-name="T16"><text:tab/>The optimal value of </text:span><text:span text:style-name="T7">k </text:span><text:span text:style-name="T16">depends on the size of the biclusters we are aiming to find. More precisely, it depends on the minimum number of SNPs that we require for a bicluster. Let us denote that number by </text:span><text:span text:style-name="T7">B</text:span>. Intuitively, if <text:span text:style-name="T7">B</text:span> is large then large values of <text:span text:style-name="T7">k </text:span><text:span text:style-name="T16">(i.e. smaller values of </text:span><text:span text:style-name="T7">l</text:span><text:span text:style-name="T16">)</text:span> will work. Conversely, if <text:span text:style-name="T7">B</text:span> is small, the algorithm will need longer submatrices (i.e. smaller values of <text:span text:style-name="T7">k</text:span><text:span text:style-name="T16">)</text:span>, to recover the original signal. Obviously, if <text:span text:style-name="T7">B &gt; 2k</text:span> then at least one submatrix will contain minimum three SNPs from the bicluster. In this case two full iterations over the original matrix will be enough to collect all SNPs from it. However, if <text:span text:style-name="T7">B</text:span> is less or equal to <text:span text:style-name="T7">2k, </text:span>the algorithm cannot guarantee that there will be at least one submatrix with minimum three causal SNPs. In both cases, it is more beneficial to apply a probabilistic solution that samples random submatrices from the original matrix until a desired confidence is achieved that at least one of them contains minimum three SNPs from the bicluster. After that, the algorithm needs to perform one full iteration over all <text:span text:style-name="T7">S</text:span><text:span text:style-name="T3">i</text:span> as already described to recover all SNPs from the bicluster. Suppose we want to achieve a confidence level of <text:span text:style-name="T11">α</text:span><text:span text:style-name="T14"> that at least one of the random submatrices we sampled so far contains minimum three causal SNPs. The question is how many times do we need to sample to reach that level.</text:span> To answer that, we will calculate first the <text:soft-page-break/>probability, <text:span text:style-name="T7">P</text:span><text:span text:style-name="T3">c,</text:span> that any single submatrix contains minimum three SNPs from the bicluster. This probability follows the binomial distribution with <text:span text:style-name="T7">n = B</text:span> and <text:span text:style-name="T7">p=1/k</text:span><text:span text:style-name="T16">, so that</text:span></text:p>
      <text:p text:style-name="P3"/>
      <text:p text:style-name="P4"><draw:frame draw:style-name="fr2" draw:name="graphics1" text:anchor-type="as-char" svg:y="-0.2898in" svg:width="4.0957in" svg:height="0.4866in" draw:z-index="1"><draw:image xlink:href="Pictures/200001DA00002181000003AAFF61A07A.svm" xlink:type="simple" xlink:show="embed" xlink:actuate="onLoad"/></draw:frame></text:p>
      <text:p text:style-name="P5"><text:s/></text:p>
      <text:p text:style-name="P6">where <text:span text:style-name="T7">X</text:span> is the number of causal SNPs in the submatrix. Now, the probability that at least one out of <text:span text:style-name="T7">t</text:span> randomly chosen submatrices has minimum three causal SNPs, <text:span text:style-name="T11">α</text:span>, also follows the binomial distribution with <text:span text:style-name="T7">n = t</text:span> and <text:span text:style-name="T8">p = P</text:span><text:span text:style-name="T4">c </text:span>and is equal to </text:p>
      <text:p text:style-name="P6"/>
      <text:p text:style-name="P5"><draw:frame draw:style-name="fr3" draw:name="graphics2" text:anchor-type="as-char" svg:y="-0.1563in" svg:width="2.8937in" svg:height="0.202in" draw:z-index="2"><draw:image xlink:href="Pictures/200000D2000017C700000186FE670E7A.svm" xlink:type="simple" xlink:show="embed" xlink:actuate="onLoad"/></draw:frame></text:p>
      <text:p text:style-name="P6"/>
      <text:p text:style-name="P6">where X denotes the number of submatrices that have at least three causal SNPs. To find the minimum value of <text:span text:style-name="T7">t</text:span> in order to achieve confidence level of a given <text:span text:style-name="T11">α</text:span>, we need to solve the following inequality for <text:span text:style-name="T7">t</text:span><text:span text:style-name="T16">:</text:span></text:p>
      <text:p text:style-name="P7"/>
      <text:p text:style-name="P8"><draw:frame draw:style-name="fr1" draw:name="graphics4" text:anchor-type="as-char" svg:y="-0.261in" svg:width="2.1299in" svg:height="0.4319in" draw:z-index="0"><draw:image xlink:href="Pictures/200001120000114A000003411688E913.svm" xlink:type="simple" xlink:show="embed" xlink:actuate="onLoad"/></draw:frame></text:p>
      <text:p text:style-name="P7"/>
      <text:p text:style-name="P6"><text:span text:style-name="T16"><text:tab/></text:span>Thus, for any given <text:span text:style-name="T11">α, </text:span><text:span text:style-name="T12">B</text:span><text:span text:style-name="T11"> and </text:span><text:span text:style-name="T12">k</text:span><text:span text:style-name="T11"> we can find </text:span><text:span text:style-name="T12">t</text:span><text:span text:style-name="T6">min</text:span> that satisfies the desired requirements. Moreover, this provides greater flexibility even in the case where<text:span text:style-name="T7"> B &gt; 2k,</text:span> because the total number of SNPs, <text:span text:style-name="T7">m</text:span>, is usually very large and doing the initial iteration may be inefficient. For example, if <text:span text:style-name="T7">m </text:span><text:span text:style-name="T16">= 500,000</text:span><text:span text:style-name="T7"> </text:span>and <text:span text:style-name="T7">B </text:span><text:span text:style-name="T16">= 100</text:span> we need to sample just <text:span text:style-name="T16">3</text:span> submatrices of size 20,000 instead of 25 to be more than 98% confident that at least one of them contains minimum three causal SNPs.</text:p>
      <text:p text:style-name="P6"/>
      <text:p text:style-name="P6"><text:tab/>Single nucleotide polymorphisms are known to exhibit linkage disequilibrium in practice. Different pairs of alleles are more often transmitted together if the physical distance between them is short. Moreover, the non-uniform nature of recombination events creates a complex correlation structure among SNPs. Such statistical dependencies between rows cause biclustering algorithms to choke and produce huge numbers of false positive results. On the other hand, it is exactly what we are interested in as SNPs in biclusters will show increased LD in cases, but low LD in controls. This observation yields a natural solution for the problem. In the preprocessing routine we will discard comparisons between SNPs that are in strong LD in the control group. LD can be measured in different ways <text:bibliography-mark text:identifier="ld1" text:bibliography-type="article" text:author="Robbins, R.B." text:journal="Genetics 3 (4): 375–389." text:title="Some applications of mathematics to breeding problems III">[1]</text:bibliography-mark><text:bibliography-mark text:identifier="ld comparison" text:bibliography-type="article" text:author="B. DEVLIN, N. RISCH" text:journal="GENOMICS 29, 311–322 (1995)" text:title="A Comparison of Linkage Disequilibrium Measuresfor Fine-Scale Mapping">[2]</text:bibliography-mark><text:bibliography-mark text:identifier="lewontin ld" text:bibliography-type="article" text:author="R. C. Lewontin and Ken-ichi Kojima" text:journal="EvolutionVol. 14, No. 4 (Dec., 1960), pp. 458-472" text:title="The Evolutionary Dynamics of Complex Polymorphisms">[3]</text:bibliography-mark>. In this work I use</text:p>
      <text:p text:style-name="P6"/>
      <text:p text:style-name="P5"><draw:frame draw:style-name="fr4" draw:name="graphics3" text:anchor-type="as-char" svg:y="-0.2492in" svg:width="3.4799in" svg:height="0.4571in" draw:z-index="3"><draw:image xlink:href="Pictures/2000015200001C6E000003701BCCF0F3.svm" xlink:type="simple" xlink:show="embed" xlink:actuate="onLoad"/></draw:frame></text:p>
      <text:p text:style-name="P5"/>
      <text:p text:style-name="P6">where <text:span text:style-name="T7">P</text:span><text:span text:style-name="T3">a</text:span> and <text:span text:style-name="T7">P</text:span><text:span text:style-name="T3">b </text:span>are the minor allele frequencies of <text:span text:style-name="T7">SNP</text:span><text:span text:style-name="T3">A</text:span> and <text:span text:style-name="T7">SNP</text:span><text:span text:style-name="T3">B</text:span>, respectively, and <text:span text:style-name="T7">P</text:span><text:span text:style-name="T3">ab</text:span> is the frequency of their joint occurrence in the control group. During the preprocessing pairs of SNPs are considered only if they have <text:span text:style-name="T7">LD </text:span>&lt; 0.5. </text:p>
      <text:p text:style-name="P6"/>
      <text:p text:style-name="P6"><text:tab/>The set of SNPs from the triplets that pass the minimum carrier check in the last iteration of the <text:soft-page-break/>preprocessing routine is fed as an input to a biclustering procedure for binary matrices. For the purposes of this work, I implemented the BiBit algorithm which is a greedy cubic-time solution <text:bibliography-mark text:identifier="bibit" text:bibliography-type="article" text:author="Domingo S. Rodriguez-Baena, Antonio J. Perez-Pulido and Jesus S. Aguilar−Ruiz" text:journal="Bioinformatics (2011) 27 (19): 2738-2745. " text:title="A biclustering algorithm for extracting bit-patterns from binary datasets">[4]</text:bibliography-mark>. In theory, any of the existing biclustering algorithms can be used.</text:p>
      <text:p text:style-name="P6"/>
      <text:p text:style-name="P6"><text:tab/>Finally, to<text:span text:style-name="T15"> </text:span>assess<text:span text:style-name="T15"> </text:span>the<text:span text:style-name="T15"> </text:span>statistical<text:span text:style-name="T15"> </text:span>significance<text:span text:style-name="T15"> </text:span>of<text:span text:style-name="T15"> </text:span>biclusters<text:span text:style-name="T15"> the number of </text:span>cases<text:span text:style-name="T15"> </text:span>and<text:span text:style-name="T15"> the number of </text:span>controls,<text:span text:style-name="T15"> who </text:span>have<text:span text:style-name="T15"> </text:span>all<text:span text:style-name="T15"> </text:span>SNPs<text:span text:style-name="T15"> </text:span>in<text:span text:style-name="T15"> </text:span>the<text:span text:style-name="T15"> </text:span>bicluster,<text:span text:style-name="T15"> </text:span>are<text:span text:style-name="T15"> </text:span>counted.<text:span text:style-name="T15"> To test whether the difference between the two counts is significant </text:span>a<text:span text:style-name="T15"> </text:span>P-value<text:span text:style-name="T15"> is calculated </text:span>with<text:span text:style-name="T15"> the C</text:span>hi-squared<text:span text:style-name="T15"> </text:span>test.<text:span text:style-name="T15"> </text:span>Biclusters<text:span text:style-name="T15"> </text:span>that<text:span text:style-name="T15"> </text:span>pass<text:span text:style-name="T15"> </text:span>a<text:span text:style-name="T15"> </text:span>predefined<text:span text:style-name="T15"> </text:span>P-value<text:span text:style-name="T15"> </text:span>threshold,<text:span text:style-name="T15"> which </text:span>is<text:span text:style-name="T15"> </text:span>corrected<text:span text:style-name="T15"> </text:span>for<text:span text:style-name="T15"> </text:span>multiple<text:span text:style-name="T15"> </text:span>hypothesis<text:span text:style-name="T15"> </text:span>testing,<text:span text:style-name="T15"> </text:span>will<text:span text:style-name="T15"> </text:span>be<text:span text:style-name="T15"> </text:span>deemed<text:span text:style-name="T15"> </text:span>associated<text:span text:style-name="T15"> </text:span>with<text:span text:style-name="T15"> </text:span>the<text:span text:style-name="T15"> </text:span>disease.<text:span text:style-name="T15"> Additionally, the likelihood of observing a bicluster of that size given the minor allele frequencies of the SNPs in it, the total number of individuals and the total number of SNPs, is calculated</text:span>.</text:p>
      <text:p text:style-name="P6"><text:tab/></text:p>
      <text:p text:style-name="P14">Results</text:p>
      <text:p text:style-name="P14"/>
      <text:p text:style-name="P11"><text:span text:style-name="T21"><text:tab/>All of the procedures described in the previous section were implemented in the Python programming language and run using PyPy on a quad-core 2.3 GHz laptop with 16 GB RAM. The source code is freely available on Github at </text:span><text:a xlink:type="simple" xlink:href="https://github.com/pfiziev/bi-gwas">https://github.com/pfiziev/bi-gwas</text:a>.</text:p>
      <text:p text:style-name="P15"/>
      <text:p text:style-name="P15"><text:tab/>The algorithm was tested on several different data sets. Due to access restrictions enforced by the WTCCC on public GWAS data I used simulated data by running the SIMLD software <text:bibliography-mark text:identifier="simld" text:bibliography-type="article" text:author="Yuan X, Zhang J, Wang Y." text:journal="Biochem Genet. 2011 Jun;49(5-6):395-409. Epub 2011 Jan 14." text:title="Simulating linkage disequilibrium structures in a human population for SNP association studies.">[5]</text:bibliography-mark>. The generated SNPs have similar minor allele frequencies and LD structure as the CEU population from the HapMap project <text:bibliography-mark text:identifier="hapmap" text:bibliography-type="article" text:author="The International HapMap Consortium." text:journal="Nature 449, 851-861. 2007" text:title="A second generation human haplotype map of over 3.1 million SNPs. ">[6]</text:bibliography-mark>. Each data set contains 2,000 individuals. To simulate cases an controls the 2,000 individuals were divided randomly into two equally sized groups. One bicluster was implanted in the first group by setting all corresponding cells to 1. Different data sets vary by the total number of SNPs and the size of the implanted bicluster. </text:p>
      <text:p text:style-name="P15"/>
      <text:p text:style-name="P15"/>
      <text:p text:style-name="P14">Discussion</text:p>
      <text:p text:style-name="P6"/>
      <text:p text:style-name="P6">For the purposes of this work, I will use the DeBi algorithm for biclustering <text:bibliography-mark text:identifier="DeBi" text:bibliography-type="article" text:author="Serin A,  Vingron M" text:journal="Algorithms for Molecular Biology 2011, 6:18" text:title="DeBi: Discovering Differentially Expressed Biclusters using a Frequent Itemset Approach">[6]</text:bibliography-mark>. It has been developed originally for biclustering the expression patterns of upregulated or downregulated genes. The reason I chose to use it is that it was the only algorithm that could handle medium sized binary matrices in reasonable time without sacrificing accuracy. However, it had to be enhanced by a preprocessing procedure called iterative reinforcement. </text:p>
      <text:p text:style-name="P6">References</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title"/>
            <text:index-entry-span>. </text:index-entry-span>
            <text:index-entry-bibliography text:bibliography-data-field="author"/>
            <text:index-entry-span>. </text:index-entry-span>
            <text:index-entry-bibliography text:bibliography-data-field="journal"/>
            <text:index-entry-span>.</text:index-entry-span>
          </text:bibliography-entry-template>
          <text:bibliography-entry-template text:bibliography-type="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bookle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onference"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1"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2"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3"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4"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custom5"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emai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book"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collection"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in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journ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nual"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asters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misc"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hdthesi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proceedings"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techreport"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unpublished"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entry-template text:bibliography-type="www" text:style-name="Bibliography_20_1">
            <text:index-entry-span> :</text:index-entry-span>
            <text:index-entry-bibliography text:bibliography-data-field="title"/>
            <text:index-entry-span>.</text:index-entry-span>
            <text:index-entry-bibliography text:bibliography-data-field="author"/>
            <text:index-entry-span>.</text:index-entry-span>
            <text:index-entry-bibliography text:bibliography-data-field="journal"/>
            <text:index-entry-span>.</text:index-entry-span>
            <text:index-entry-tab-stop style:type="left" style:position="0in" style:leader-char=" "/>
          </text:bibliography-entry-template>
        </text:bibliography-source>
        <text:index-body>
          <text:index-title text:style-name="Sect2" text:name="Bibliography1_Head">
            <text:p text:style-name="Bibliography_20_Heading">Bibliography</text:p>
          </text:index-title>
          <text:p text:style-name="P10">1. Some applications of mathematics to breeding problems III. Robbins, R.B.. Genetics 3 (4): 375–389..</text:p>
          <text:p text:style-name="P10">2. A Comparison of Linkage Disequilibrium Measuresfor Fine-Scale Mapping. B. DEVLIN, N. RISCH. GENOMICS 29, 311–322 (1995).</text:p>
          <text:p text:style-name="P10">3. The Evolutionary Dynamics of Complex Polymorphisms. R. C. Lewontin and Ken-ichi Kojima. EvolutionVol. 14, No. 4 (Dec., 1960), pp. 458-472.</text:p>
          <text:p text:style-name="P10">4. A biclustering algorithm for extracting bit-patterns from binary datasets. Domingo S. Rodriguez-<text:soft-page-break/>Baena, Antonio J. Perez-Pulido and Jesus S. Aguilar−Ruiz. Bioinformatics (2011) 27 (19): 2738-2745. .</text:p>
          <text:p text:style-name="P10">5. Simulating linkage disequilibrium structures in a human population for SNP association studies.. Yuan X, Zhang J, Wang Y.. Biochem Genet. 2011 Jun;49(5-6):395-409. Epub 2011 Jan 14..</text:p>
          <text:p text:style-name="P10">6. A second generation human haplotype map of over 3.1 million SNPs. . The International HapMap Consortium.. Nature 449, 851-861. 2007.</text:p>
          <text:p text:style-name="P10">6. DeBi: Discovering Differentially Expressed Biclusters using a Frequent Itemset Approach. Serin A, <text:s/>Vingron M. Algorithms for Molecular Biology 2011, 6:18.</text:p>
        </text:index-body>
      </text:bibliography>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Petko Fiziev, UID: 004013409</text:p>
      </style:header>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3T11:06:29</meta:creation-date>
    <dc:date>2012-07-15T01:00:57</dc:date>
    <meta:editing-duration>P1DT8H38M26S</meta:editing-duration>
    <meta:editing-cycles>115</meta:editing-cycles>
    <meta:generator>LibreOffice/3.4$Unix LibreOffice_project/340m1$Build-502</meta:generator>
    <meta:document-statistic meta:table-count="0" meta:image-count="4" meta:object-count="0" meta:page-count="5" meta:paragraph-count="40" meta:word-count="2139" meta:character-count="12812" meta:non-whitespace-character-count="10680"/>
  </office:meta>
</office:document-meta>
</file>